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d08fb" officeooo:paragraph-rsid="001d08fb"/>
    </style:style>
    <style:style style:name="P2" style:family="paragraph" style:parent-style-name="Standard">
      <style:text-properties officeooo:paragraph-rsid="001d08fb"/>
    </style:style>
    <style:style style:name="P3" style:family="paragraph" style:parent-style-name="Standard">
      <style:text-properties officeooo:rsid="001ecf1e" officeooo:paragraph-rsid="001ecf1e"/>
    </style:style>
    <style:style style:name="T1" style:family="text">
      <style:text-properties officeooo:rsid="001ecf1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keup Sabrina Brito.</text:p>
      <text:p text:style-name="P1"/>
      <text:p text:style-name="P1">Olá, venho apresentar os passos a passos de como fazer uma maquiagem mais básica, mas com uma pele bonita.</text:p>
      <text:p text:style-name="P1"/>
      <text:p text:style-name="P3">Como a maquiagem vai ser mais básica, no olho vai ser só uma sombra marrom básica, delineado e o cílios para dar um destaque.</text:p>
      <text:p text:style-name="P2"><text:s/></text:p>
      <text:p text:style-name="P1">.Primeiro passo: Devem lavar o rosto com um sabonete para o tipo de sua pele, logo depois passar um hidratante, o primer e a bruma fixadora.</text:p>
      <text:p text:style-name="P1"/>
      <text:p text:style-name="P1">.Segundo passo: <text:span text:style-name="T1">Faça a sobrancelha e logo após vem com a base.</text:span></text:p>
      <text:p text:style-name="P1"/>
      <text:p text:style-name="P1">.<text:span text:style-name="T1">Terceiro passo: Passa o corretivo, faça o contorno, o blush e o pó solto para selar a pele.</text:span></text:p>
      <text:p text:style-name="P1"/>
      <text:p text:style-name="P1">.<text:span text:style-name="T1">Quarto passo: Passa a sombra, faça o delineado e cola o cílios. Uma dica é passar a cola do cílios um pouquinho antes para ir secando.</text:span></text:p>
      <text:p text:style-name="P1"/>
      <text:p text:style-name="P1">.<text:span text:style-name="T1">Quinto passo: Tire o pó solto com um pó da cor de sua pele e logo em seguida passa o iluminador nos pontos desejados.</text:span></text:p>
      <text:p text:style-name="P1"/>
      <text:p text:style-name="P3">.Sexto e último passo: Passe um batom, um gloss ou um liptint. </text:p>
      <text:p text:style-name="P1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28T09:28:17.968924445</meta:creation-date>
    <dc:date>2022-07-28T09:52:47.588932585</dc:date>
    <meta:editing-duration>PT1M39S</meta:editing-duration>
    <meta:editing-cycles>1</meta:editing-cycles>
    <meta:generator>LibreOffice/5.1.6.2$Linux_x86 LibreOffice_project/10m0$Build-2</meta:generator>
    <meta:document-statistic meta:table-count="0" meta:image-count="0" meta:object-count="0" meta:page-count="1" meta:paragraph-count="10" meta:word-count="164" meta:character-count="863" meta:non-whitespace-character-count="706"/>
  </office:meta>
</office:document-meta>
</file>